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27.4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41"/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84"/>
    <style:style style:name="ce1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row table:style-name="ro1" table:number-rows-repeated="6">
          <table:table-cell table:number-columns-repeated="15"/>
        </table:table-row>
        <table:table-row table:style-name="ro2">
          <table:table-cell table:number-columns-repeated="2"/>
          <table:table-cell table:style-name="ce9" office:value-type="string" calcext:value-type="string" table:number-columns-spanned="2" table:number-rows-spanned="1">
            <text:p>Theater Base</text:p>
          </table:table-cell>
          <table:covered-table-cell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location</text:p>
          </table:table-cell>
          <table:table-cell table:style-name="ce10" office:value-type="string" calcext:value-type="string">
            <text:p>theatername</text:p>
          </table:table-cell>
          <table:table-cell table:style-name="ce10" office:value-type="string" calcext:value-type="string">
            <text:p>totalseats</text:p>
          </table:table-cell>
          <table:table-cell table:style-name="ce10" office:value-type="string" calcext:value-type="string">
            <text:p>theater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Jagadamba Complex</text:p>
          </table:table-cell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Gokul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Urvasi AC DTS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ziangaram</text:p>
          </table:table-cell>
          <table:table-cell office:value-type="string" calcext:value-type="string">
            <text:p>NCS Inox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harada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angam 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5"/>
          <table:table-cell table:style-name="ce9" office:value-type="string" calcext:value-type="string" table:number-columns-spanned="2" table:number-rows-spanned="1">
            <text:p>Movie Details</text:p>
          </table:table-cell>
          <table:covered-table-cell table:style-name="ce5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Movie Name</text:p>
          </table:table-cell>
          <table:table-cell table:style-name="ce10" office:value-type="string" calcext:value-type="string">
            <text:p>Movie Rating</text:p>
          </table:table-cell>
          <table:table-cell table:style-name="ce10" office:value-type="string" calcext:value-type="string">
            <text:p>Movie Poster (title)</text:p>
          </table:table-cell>
          <table:table-cell table:style-name="ce10" office:value-type="string" calcext:value-type="string">
            <text:p>Movie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aku Road 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1.jpg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ya Pu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2.jpg</text:p>
          </table:table-cell>
          <table:table-cell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ar Zind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3.jpg</text:p>
          </table:table-cell>
          <table:table-cell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kkadiki Pothavu Chinnav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4.jpg</text:p>
          </table:table-cell>
          <table:table-cell office:value-type="float" office:value="2003" calcext:value-type="float">
            <text:p>2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5.jpg</text:p>
          </table:table-cell>
          <table:table-cell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anga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6.jpg</text:p>
          </table:table-cell>
          <table:table-cell office:value-type="float" office:value="2005" calcext:value-type="float">
            <text:p>2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ruda Donaru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7.jpg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ahasam Swasaga Sagi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8.jpg</text:p>
          </table:table-cell>
          <table:table-cell office:value-type="float" office:value="2007" calcext:value-type="float">
            <text:p>200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2"/>
          <table:table-cell table:style-name="ce6"/>
          <table:table-cell table:style-name="ce11" office:value-type="string" calcext:value-type="string" table:number-columns-spanned="2" table:number-rows-spanned="1">
            <text:p>Movie Active Days</text:p>
          </table:table-cell>
          <table:covered-table-cell table:style-name="ce6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StartFromDate</text:p>
          </table:table-cell>
          <table:table-cell table:style-name="ce10" office:value-type="string" calcext:value-type="string">
            <text:p>StartEndDate</text:p>
          </table:table-cell>
          <table:table-cell table:style-name="ce10" office:value-type="string" calcext:value-type="string">
            <text:p>MovieId</text:p>
          </table:table-cell>
          <table:table-cell table:style-name="ce10" office:value-type="string" calcext:value-type="string">
            <text:p>theaterid</text:p>
          </table:table-cell>
          <table:table-cell table:style-name="ce10" office:value-type="string" calcext:value-type="string">
            <text:p>MovieActiveI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table:style-name="ce5" office:value-type="float" office:value="3001" calcext:value-type="float">
            <text:p>3001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cs+inox</text:p>
          </table:table-cell>
          <table:table-cell office:value-type="float" office:value="3002" calcext:value-type="float">
            <text:p>3002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table:style-name="ce5" office:value-type="float" office:value="3002" calcext:value-type="float">
            <text:p>3002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angamm_theate</text:p>
          </table:table-cell>
          <table:table-cell office:value-type="float" office:value="3003" calcext:value-type="float">
            <text:p>3003</text:p>
          </table:table-cell>
          <table:table-cell table:number-columns-repeated="3"/>
          <table:table-cell office:value-type="float" office:value="4003" calcext:value-type="float">
            <text:p>4003</text:p>
          </table:table-cell>
          <table:table-cell table:style-name="ce5" office:value-type="float" office:value="3003" calcext:value-type="float">
            <text:p>3003</text:p>
          </table:table-cell>
          <table:table-cell office:value-type="string" calcext:value-type="string">
            <text:p>sangamm_theate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okul_theater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4004" calcext:value-type="float">
            <text:p>4004</text:p>
          </table:table-cell>
          <table:table-cell table:style-name="ce5" office:value-type="float" office:value="3004" calcext:value-type="float">
            <text:p>3004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 table:number-columns-repeated="3"/>
          <table:table-cell office:value-type="float" office:value="4005" calcext:value-type="float">
            <text:p>4005</text:p>
          </table:table-cell>
          <table:table-cell table:style-name="ce5" office:value-type="float" office:value="3005" calcext:value-type="float">
            <text:p>3005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 table:number-columns-repeated="3"/>
          <table:table-cell office:value-type="float" office:value="4008" calcext:value-type="float">
            <text:p>4008</text:p>
          </table:table-cell>
          <table:table-cell table:style-name="ce5" office:value-type="float" office:value="3006" calcext:value-type="float">
            <text:p>3006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urvasi_ac_dts</text:p>
          </table:table-cell>
          <table:table-cell office:value-type="float" office:value="3007" calcext:value-type="float">
            <text:p>3007</text:p>
          </table:table-cell>
          <table:table-cell table:number-columns-repeated="4"/>
          <table:table-cell table:style-name="ce5" office:value-type="float" office:value="3007" calcext:value-type="float">
            <text:p>3007</text:p>
          </table:table-cell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cs+inox</text:p>
          </table:table-cell>
          <table:table-cell office:value-type="float" office:value="3008" calcext:value-type="float">
            <text:p>3008</text:p>
          </table:table-cell>
          <table:table-cell table:number-columns-repeated="4"/>
          <table:table-cell table:style-name="ce5" office:value-type="float" office:value="3008" calcext:value-type="float">
            <text:p>3008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cs+inox</text:p>
          </table:table-cell>
          <table:table-cell office:value-type="float" office:value="3009" calcext:value-type="float">
            <text:p>3009</text:p>
          </table:table-cell>
          <table:table-cell table:number-columns-repeated="4"/>
          <table:table-cell table:style-name="ce5" office:value-type="float" office:value="3009" calcext:value-type="float">
            <text:p>3009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rada_theater</text:p>
          </table:table-cell>
          <table:table-cell office:value-type="float" office:value="3010" calcext:value-type="float">
            <text:p>3010</text:p>
          </table:table-cell>
          <table:table-cell table:number-columns-repeated="4"/>
          <table:table-cell table:style-name="ce5" office:value-type="float" office:value="3010" calcext:value-type="float">
            <text:p>3010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 table:number-columns-repeated="4"/>
          <table:table-cell table:style-name="ce5" office:value-type="float" office:value="3011" calcext:value-type="float">
            <text:p>3011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agadamba_complex</text:p>
          </table:table-cell>
          <table:table-cell office:value-type="float" office:value="3012" calcext:value-type="float">
            <text:p>3012</text:p>
          </table:table-cell>
          <table:table-cell table:number-columns-repeated="4"/>
          <table:table-cell table:style-name="ce5" office:value-type="float" office:value="3012" calcext:value-type="float">
            <text:p>3012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kul_theater</text:p>
          </table:table-cell>
          <table:table-cell office:value-type="float" office:value="3013" calcext:value-type="float">
            <text:p>3013</text:p>
          </table:table-cell>
          <table:table-cell table:number-columns-repeated="4"/>
          <table:table-cell table:style-name="ce5" office:value-type="float" office:value="3013" calcext:value-type="float">
            <text:p>3013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rada_theater</text:p>
          </table:table-cell>
          <table:table-cell office:value-type="float" office:value="3014" calcext:value-type="float">
            <text:p>3014</text:p>
          </table:table-cell>
          <table:table-cell table:number-columns-repeated="4"/>
          <table:table-cell table:style-name="ce5" office:value-type="float" office:value="3014" calcext:value-type="float">
            <text:p>3014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gadamba_complex</text:p>
          </table:table-cell>
        </table:table-row>
        <table:table-row table:style-name="ro2">
          <table:table-cell table:style-name="ce2" office:value-type="string" calcext:value-type="string">
            <text:p>Active Show Timings</text:p>
          </table:table-cell>
          <table:table-cell table:number-columns-repeated="13"/>
          <table:table-cell office:value-type="string" calcext:value-type="string">
            <text:p>jagadamba_complex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Theater Show Timings</text:p>
          </table:table-cell>
          <table:covered-table-cell/>
          <table:table-cell table:number-columns-repeated="7"/>
          <table:table-cell office:value-type="string" calcext:value-type="string">
            <text:p>urvasi</text:p>
          </table:table-cell>
        </table:table-row>
        <table:table-row table:style-name="ro1">
          <table:table-cell table:style-name="ce3" office:value-type="string" calcext:value-type="string">
            <text:p>Theater Show Timings</text:p>
          </table:table-cell>
          <table:table-cell table:style-name="ce7" office:value-type="string" calcext:value-type="string">
            <text:p>Movie Active Days</text:p>
          </table:table-cell>
          <table:table-cell table:style-name="ce7" office:value-type="string" calcext:value-type="string">
            <text:p>Active Show ID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3"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5001" calcext:value-type="float">
            <text:p>5001</text:p>
          </table:table-cell>
          <table:table-cell/>
          <table:table-cell table:style-name="ce10" office:value-type="string" calcext:value-type="string">
            <text:p>Theater Base</text:p>
          </table:table-cell>
          <table:table-cell/>
          <table:table-cell table:style-name="ce10" office:value-type="string" calcext:value-type="string">
            <text:p>Showname</text:p>
          </table:table-cell>
          <table:table-cell table:style-name="ce10" office:value-type="string" calcext:value-type="string">
            <text:p>Showtime</text:p>
          </table:table-cell>
          <table:table-cell table:style-name="ce13" office:value-type="string" calcext:value-type="string">
            <text:p>Theater Show Timings Id</text:p>
          </table:table-cell>
          <table:table-cell table:number-columns-repeated="5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5002" calcext:value-type="float">
            <text:p>5002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1H00M00S" calcext:value-type="time">
            <text:p>11:00:00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4H15M00S" calcext:value-type="time">
            <text:p>14:15:00</text:p>
          </table:table-cell>
          <table:table-cell office:value-type="float" office:value="4002" calcext:value-type="float">
            <text:p>4002</text:p>
          </table:table-cell>
          <table:table-cell table:number-columns-repeated="6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5005" calcext:value-type="float">
            <text:p>5005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6H30M00S" calcext:value-type="time">
            <text:p>16:30:00</text:p>
          </table:table-cell>
          <table:table-cell office:value-type="float" office:value="4003" calcext:value-type="float">
            <text:p>4003</text:p>
          </table:table-cell>
          <table:table-cell table:number-columns-repeated="6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21H45M00S" calcext:value-type="time">
            <text:p>21:45:00</text:p>
          </table:table-cell>
          <table:table-cell office:value-type="float" office:value="4004" calcext:value-type="float">
            <text:p>4004</text:p>
          </table:table-cell>
          <table:table-cell table:number-columns-repeated="6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35H00M00S" calcext:value-type="time">
            <text:p>11:00:00</text:p>
          </table:table-cell>
          <table:table-cell office:value-type="float" office:value="4005" calcext:value-type="float">
            <text:p>4005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5008" calcext:value-type="float">
            <text:p>5008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38H15M00S" calcext:value-type="time">
            <text:p>14:15:00</text:p>
          </table:table-cell>
          <table:table-cell office:value-type="float" office:value="4006" calcext:value-type="float">
            <text:p>4006</text:p>
          </table:table-cell>
          <table:table-cell table:number-columns-repeated="6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002" calcext:value-type="float">
            <text:p>3002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40H30M00S" calcext:value-type="time">
            <text:p>16:30:00</text:p>
          </table:table-cell>
          <table:table-cell office:value-type="float" office:value="4007" calcext:value-type="float">
            <text:p>4007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002" calcext:value-type="float">
            <text:p>3002</text:p>
          </table:table-cell>
          <table:table-cell office:value-type="float" office:value="5010" calcext:value-type="float">
            <text:p>5010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45H45M00S" calcext:value-type="time">
            <text:p>21:45:00</text:p>
          </table:table-cell>
          <table:table-cell office:value-type="float" office:value="4008" calcext:value-type="float">
            <text:p>4008</text:p>
          </table:table-cell>
          <table:table-cell table:number-columns-repeated="6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004" calcext:value-type="float">
            <text:p>3004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59H00M00S" calcext:value-type="time">
            <text:p>11:00:00</text:p>
          </table:table-cell>
          <table:table-cell office:value-type="float" office:value="4009" calcext:value-type="float">
            <text:p>4009</text:p>
          </table:table-cell>
          <table:table-cell table:number-columns-repeated="6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004" calcext:value-type="float">
            <text:p>3004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62H15M00S" calcext:value-type="time">
            <text:p>14:15:00</text:p>
          </table:table-cell>
          <table:table-cell office:value-type="float" office:value="4010" calcext:value-type="float">
            <text:p>4010</text:p>
          </table:table-cell>
          <table:table-cell table:number-columns-repeated="6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3003" calcext:value-type="float">
            <text:p>3003</text:p>
          </table:table-cell>
          <table:table-cell office:value-type="float" office:value="5013" calcext:value-type="float">
            <text:p>5013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64H30M00S" calcext:value-type="time">
            <text:p>16:30:00</text:p>
          </table:table-cell>
          <table:table-cell office:value-type="float" office:value="4011" calcext:value-type="float">
            <text:p>4011</text:p>
          </table:table-cell>
          <table:table-cell table:number-columns-repeated="6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003" calcext:value-type="float">
            <text:p>3003</text:p>
          </table:table-cell>
          <table:table-cell office:value-type="float" office:value="5014" calcext:value-type="float">
            <text:p>5014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69H45M00S" calcext:value-type="time">
            <text:p>21:45:00</text:p>
          </table:table-cell>
          <table:table-cell office:value-type="float" office:value="4012" calcext:value-type="float">
            <text:p>4012</text:p>
          </table:table-cell>
          <table:table-cell table:number-columns-repeated="6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003" calcext:value-type="float">
            <text:p>3003</text:p>
          </table:table-cell>
          <table:table-cell office:value-type="float" office:value="5015" calcext:value-type="float">
            <text:p>5015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83H00M00S" calcext:value-type="time">
            <text:p>11:00:00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003" calcext:value-type="float">
            <text:p>3003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86H15M00S" calcext:value-type="time">
            <text:p>14:15:00</text:p>
          </table:table-cell>
          <table:table-cell office:value-type="float" office:value="4014" calcext:value-type="float">
            <text:p>4014</text:p>
          </table:table-cell>
          <table:table-cell table:number-columns-repeated="6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005" calcext:value-type="float">
            <text:p>3005</text:p>
          </table:table-cell>
          <table:table-cell office:value-type="float" office:value="5017" calcext:value-type="float">
            <text:p>5017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88H30M00S" calcext:value-type="time">
            <text:p>16:30:00</text:p>
          </table:table-cell>
          <table:table-cell office:value-type="float" office:value="4015" calcext:value-type="float">
            <text:p>4015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005" calcext:value-type="float">
            <text:p>3005</text:p>
          </table:table-cell>
          <table:table-cell office:value-type="float" office:value="5018" calcext:value-type="float">
            <text:p>5018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93H45M00S" calcext:value-type="time">
            <text:p>21:45:00</text:p>
          </table:table-cell>
          <table:table-cell office:value-type="float" office:value="4016" calcext:value-type="float">
            <text:p>4016</text:p>
          </table:table-cell>
          <table:table-cell table:number-columns-repeated="6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007" calcext:value-type="float">
            <text:p>3007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07H00M00S" calcext:value-type="time">
            <text:p>11:00:00</text:p>
          </table:table-cell>
          <table:table-cell office:value-type="float" office:value="4017" calcext:value-type="float">
            <text:p>4017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3007" calcext:value-type="float">
            <text:p>3007</text:p>
          </table:table-cell>
          <table:table-cell office:value-type="float" office:value="5020" calcext:value-type="float">
            <text:p>5020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10H15M00S" calcext:value-type="time">
            <text:p>14:15:00</text:p>
          </table:table-cell>
          <table:table-cell office:value-type="float" office:value="4018" calcext:value-type="float">
            <text:p>4018</text:p>
          </table:table-cell>
          <table:table-cell table:number-columns-repeated="6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007" calcext:value-type="float">
            <text:p>3007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12H30M00S" calcext:value-type="time">
            <text:p>16:30:00</text:p>
          </table:table-cell>
          <table:table-cell office:value-type="float" office:value="4019" calcext:value-type="float">
            <text:p>4019</text:p>
          </table:table-cell>
          <table:table-cell table:number-columns-repeated="6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007" calcext:value-type="float">
            <text:p>3007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17H45M00S" calcext:value-type="time">
            <text:p>21:45:00</text:p>
          </table:table-cell>
          <table:table-cell office:value-type="float" office:value="4020" calcext:value-type="float">
            <text:p>40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31H00M00S" calcext:value-type="time">
            <text:p>11:00:00</text:p>
          </table:table-cell>
          <table:table-cell office:value-type="float" office:value="4021" calcext:value-type="float">
            <text:p>40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34H15M00S" calcext:value-type="time">
            <text:p>14:15:00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36H30M00S" calcext:value-type="time">
            <text:p>16:30:00</text:p>
          </table:table-cell>
          <table:table-cell office:value-type="float" office:value="4023" calcext:value-type="float">
            <text:p>4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41H45M00S" calcext:value-type="time">
            <text:p>21:45:00</text:p>
          </table:table-cell>
          <table:table-cell office:value-type="float" office:value="4024" calcext:value-type="float">
            <text:p>4024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2" table:number-rows-spanned="1">
            <text:p>New Movie Active Days</text:p>
          </table:table-cell>
          <table:covered-table-cell table:style-name="ce6"/>
          <table:table-cell table:number-columns-repeated="3"/>
          <table:table-cell table:style-name="ce6" office:value-type="string" calcext:value-type="string">
            <text:p>ActiveShowTimings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MovieId</text:p>
          </table:table-cell>
          <table:table-cell table:style-name="ce10" office:value-type="string" calcext:value-type="string">
            <text:p>theaterid</text:p>
          </table:table-cell>
          <table:table-cell table:style-name="ce10" office:value-type="string" calcext:value-type="string">
            <text:p>MovieActiveId</text:p>
          </table:table-cell>
          <table:table-cell/>
          <table:table-cell office:value-type="string" calcext:value-type="string">
            <text:p>TheaterShowtimingsid</text:p>
          </table:table-cell>
          <table:table-cell office:value-type="string" calcext:value-type="string">
            <text:p>MovieActiveId</text:p>
          </table:table-cell>
          <table:table-cell office:value-type="string" calcext:value-type="string">
            <text:p>activeshow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8" calcext:value-type="date">
            <text:p>2016-12-1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7001" calcext:value-type="float">
            <text:p>70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9" calcext:value-type="date">
            <text:p>2016-12-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7002" calcext:value-type="float">
            <text:p>70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7003" calcext:value-type="float">
            <text:p>70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1" calcext:value-type="date">
            <text:p>2016-12-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7004" calcext:value-type="float">
            <text:p>70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2" calcext:value-type="date">
            <text:p>2016-12-2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7005" calcext:value-type="float">
            <text:p>7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3" calcext:value-type="date">
            <text:p>2016-12-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7006" calcext:value-type="float">
            <text:p>70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7007" calcext:value-type="float">
            <text:p>70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7008" calcext:value-type="float">
            <text:p>70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6" calcext:value-type="date">
            <text:p>2016-12-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9" calcext:value-type="float">
            <text:p>3009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7009" calcext:value-type="float">
            <text:p>70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9" calcext:value-type="date">
            <text:p>2016-12-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7010" calcext:value-type="float">
            <text:p>70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7011" calcext:value-type="float">
            <text:p>70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1" calcext:value-type="date">
            <text:p>2016-12-2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7012" calcext:value-type="float">
            <text:p>70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2" calcext:value-type="date">
            <text:p>2016-12-2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office:value-type="float" office:value="7013" calcext:value-type="float">
            <text:p>70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3" calcext:value-type="date">
            <text:p>2016-12-2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office:value-type="float" office:value="7014" calcext:value-type="float">
            <text:p>70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5" calcext:value-type="float">
            <text:p>3015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office:value-type="float" office:value="7015" calcext:value-type="float">
            <text:p>70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8" calcext:value-type="date">
            <text:p>2016-12-1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office:value-type="float" office:value="7016" calcext:value-type="float">
            <text:p>70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9" calcext:value-type="date">
            <text:p>2016-12-1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office:value-type="float" office:value="7017" calcext:value-type="float">
            <text:p>70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8" calcext:value-type="float">
            <text:p>3018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office:value-type="float" office:value="7018" calcext:value-type="float">
            <text:p>70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office:value-type="float" office:value="7019" calcext:value-type="float">
            <text:p>70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1" calcext:value-type="date">
            <text:p>2016-12-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office:value-type="float" office:value="7020" calcext:value-type="float">
            <text:p>70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2" calcext:value-type="date">
            <text:p>2016-12-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office:value-type="float" office:value="7021" calcext:value-type="float">
            <text:p>70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3" calcext:value-type="date">
            <text:p>2016-12-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office:value-type="float" office:value="7022" calcext:value-type="float">
            <text:p>70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3" calcext:value-type="float">
            <text:p>302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office:value-type="float" office:value="7023" calcext:value-type="float">
            <text:p>702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office:value-type="float" office:value="7024" calcext:value-type="float">
            <text:p>70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6" calcext:value-type="date">
            <text:p>2016-12-2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5" calcext:value-type="float">
            <text:p>302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office:value-type="float" office:value="7025" calcext:value-type="float">
            <text:p>702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office:value-type="float" office:value="7026" calcext:value-type="float">
            <text:p>702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office:value-type="float" office:value="7027" calcext:value-type="float">
            <text:p>70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office:value-type="float" office:value="7028" calcext:value-type="float">
            <text:p>70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office:value-type="float" office:value="7029" calcext:value-type="float">
            <text:p>702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office:value-type="float" office:value="7030" calcext:value-type="float">
            <text:p>70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aku Road Lo</text:p>
          </table:table-cell>
          <table:table-cell office:value-type="string" calcext:value-type="string">
            <text:p>Jagadamba Theater</text:p>
          </table:table-cell>
          <table:table-cell table:number-columns-repeated="4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office:value-type="float" office:value="7031" calcext:value-type="float">
            <text:p>7031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4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office:value-type="float" office:value="7032" calcext:value-type="float">
            <text:p>7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style-name="ce1" office:value-type="string" calcext:value-type="string">
            <text:p>`---</text:p>
          </table:table-cell>
          <table:table-cell table:number-columns-repeated="5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office:value-type="float" office:value="7033" calcext:value-type="float">
            <text:p>7033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4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office:value-type="float" office:value="7034" calcext:value-type="float">
            <text:p>70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aku Road Lo</text:p>
          </table:table-cell>
          <table:table-cell office:value-type="string" calcext:value-type="string">
            <text:p>Sangam Theater</text:p>
          </table:table-cell>
          <table:table-cell table:number-columns-repeated="4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office:value-type="float" office:value="7035" calcext:value-type="float">
            <text:p>7035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office:value-type="float" office:value="7036" calcext:value-type="float">
            <text:p>7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style-name="ce1" office:value-type="string" calcext:value-type="string">
            <text:p>`---</text:p>
          </table:table-cell>
          <table:table-cell table:number-columns-repeated="5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office:value-type="float" office:value="7037" calcext:value-type="float">
            <text:p>7037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office:value-type="float" office:value="7038" calcext:value-type="float">
            <text:p>70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aku Road Lo</text:p>
          </table:table-cell>
          <table:table-cell office:value-type="string" calcext:value-type="string">
            <text:p>NCS Inox</text:p>
          </table:table-cell>
          <table:table-cell table:number-columns-repeated="4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office:value-type="float" office:value="7039" calcext:value-type="float">
            <text:p>7039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00M00S" calcext:value-type="time">
            <text:p>11:00:00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office:value-type="float" office:value="7040" calcext:value-type="float">
            <text:p>7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/>
          <table:table-cell table:style-name="ce1" office:value-type="string" calcext:value-type="string">
            <text:p>`---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office:value-type="float" office:value="7041" calcext:value-type="float">
            <text:p>7041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00M00S" calcext:value-type="time">
            <text:p>11:00:00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office:value-type="float" office:value="7042" calcext:value-type="float">
            <text:p>704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office:value-type="float" office:value="7043" calcext:value-type="float">
            <text:p>704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office:value-type="float" office:value="7044" calcext:value-type="float">
            <text:p>70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kkadiki pothavu chinavada</text:p>
          </table:table-cell>
          <table:table-cell office:value-type="string" calcext:value-type="string">
            <text:p>Jagadamba Theater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office:value-type="float" office:value="7045" calcext:value-type="float">
            <text:p>7045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number-columns-repeated="4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office:value-type="float" office:value="7046" calcext:value-type="float">
            <text:p>7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number-columns-repeated="6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office:value-type="float" office:value="7047" calcext:value-type="float">
            <text:p>7047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number-columns-repeated="4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office:value-type="float" office:value="7048" calcext:value-type="float">
            <text:p>704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kkadiki pothavu chinavada</text:p>
          </table:table-cell>
          <table:table-cell office:value-type="string" calcext:value-type="string">
            <text:p>Urvasi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office:value-type="float" office:value="7049" calcext:value-type="float">
            <text:p>7049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office:value-type="float" office:value="7050" calcext:value-type="float">
            <text:p>7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style-name="ce1" office:value-type="string" calcext:value-type="string">
            <text:p>`---</text:p>
          </table:table-cell>
          <table:table-cell table:number-columns-repeated="5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office:value-type="float" office:value="7051" calcext:value-type="float">
            <text:p>7051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office:value-type="float" office:value="7052" calcext:value-type="float">
            <text:p>705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office:value-type="float" office:value="7053" calcext:value-type="float">
            <text:p>705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office:value-type="float" office:value="7054" calcext:value-type="float">
            <text:p>70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office:value-type="float" office:value="7055" calcext:value-type="float">
            <text:p>705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office:value-type="float" office:value="7056" calcext:value-type="float">
            <text:p>70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office:value-type="float" office:value="7057" calcext:value-type="float">
            <text:p>705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office:value-type="float" office:value="7058" calcext:value-type="float">
            <text:p>70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office:value-type="float" office:value="7059" calcext:value-type="float">
            <text:p>705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office:value-type="float" office:value="7060" calcext:value-type="float">
            <text:p>7060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office:value-type="float" office:value="7061" calcext:value-type="float">
            <text:p>7061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office:value-type="float" office:value="7062" calcext:value-type="float">
            <text:p>706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office:value-type="float" office:value="7063" calcext:value-type="float">
            <text:p>706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office:value-type="float" office:value="7064" calcext:value-type="float">
            <text:p>70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office:value-type="float" office:value="7065" calcext:value-type="float">
            <text:p>706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office:value-type="float" office:value="7066" calcext:value-type="float">
            <text:p>70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office:value-type="float" office:value="7067" calcext:value-type="float">
            <text:p>706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office:value-type="float" office:value="7068" calcext:value-type="float">
            <text:p>7068</text:p>
          </table:table-cell>
          <table:table-cell table:number-columns-repeated="5"/>
        </table:table-row>
        <table:table-row table:style-name="ro1" table:number-rows-repeated="104842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/00/0000</text:date>, <text:time style:data-style-name="N2" text:time-value="15:02:15.9838850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18:43.494431740</meta:creation-date>
    <dc:date>2016-12-28T15:55:42.631264788</dc:date>
    <meta:editing-duration>PT10H42M30S</meta:editing-duration>
    <meta:editing-cycles>23</meta:editing-cycles>
    <meta:generator>LibreOffice/5.1.4.2$Linux_X86_64 LibreOffice_project/10m0$Build-2</meta:generator>
    <meta:document-statistic meta:table-count="1" meta:cell-count="745" meta:object-count="0"/>
  </office:meta>
</office:document-meta>
</file>